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Light1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.4cm"/>
    </style:style>
    <style:style style:name="pr2" style:family="presentation" style:parent-style-name="Standard-subtitle">
      <style:graphic-properties draw:fill-color="#ffffff" fo:min-height="2.95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625cm"/>
    </style:style>
    <style:style style:name="P1" style:family="paragraph">
      <style:text-properties fo:color="#4c4c4c" style:font-name="Ubuntu Light1" fo:font-weight="bold" style:font-weight-asian="bold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df5353" style:font-name="Ubuntu Light1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4c4c4c" style:font-name="Ubuntu Light1" fo:font-weight="bold" style:font-weight-asian="bold" style:font-weight-complex="bold"/>
    </style:style>
    <style:style style:name="T2" style:family="text">
      <style:text-properties fo:color="#df5353" style:font-name="Ubuntu Light1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font-weight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.4cm" svg:x="1.401cm" svg:y="9.8cm" presentation:class="subtitle" presentation:user-transformed="true">
          <draw:text-box>
            <text:p><text:span text:style-name="T1">#GDCR16</text:span></text:p>
          </draw:text-box>
        </draw:frame>
        <draw:frame presentation:style-name="pr2" draw:text-style-name="P3" draw:layer="layout" svg:width="15.399cm" svg:height="2.956cm" svg:x="12.001cm" svg:y="17.566cm">
          <draw:text-box>
            <text:p text:style-name="P2"><text:span text:style-name="T2">Peter Fichtner</text:span></text:p>
            <text:p text:style-name="P2"><text:span text:style-name="T2">Urs Me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Ablauf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Frühstück</text:span></text:p>
              </text:list-item>
              <text:list-item>
                <text:p>Intro</text:p>
              </text:list-item>
              <text:list-item>
                <text:p>Sessions 1-3</text:p>
              </text:list-item>
              <text:list-item>
                <text:p>Mittagessen (1 h)</text:p>
              </text:list-item>
              <text:list-item>
                <text:p>Sessions 4-6</text:p>
              </text:list-item>
              <text:list-item>
                <text:p>Closing Circle &amp; Feedb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Code-Retreat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in „get-it-done“ Druck</text:p>
              </text:list-item>
              <text:list-item>
                <text:p>Fokus auf perfekten Code, um im Alltag etwas besseren Code zu schreiben</text:p>
                <text:p/>
              </text:list-item>
              <text:list-item>
                <text:p>6 Session à 1h<text:line-break/>45min. Coden + 10min. Retro + 5min. Pause</text:p>
              </text:list-item>
              <text:list-item>
                <text:p>Code LÖS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Pair Programming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wei Personen arbeiten <text:span text:style-name="T5">zusammen</text:span> an einem Rechner</text:p>
              </text:list-item>
              <text:list-item>
                <text:p>Person, die an Tastatur und Maus sitzt (Driver) und voraus- und mitdenkende Person (Navigator) wechseln regelmäß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Four Rules of Simple Desig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Kent Beck in Extreme Programming:</text:p>
                <text:p/>
              </text:list-header>
              <text:list-item>
                <text:p>Passes the tests</text:p>
              </text:list-item>
              <text:list-item>
                <text:p>Reveals intention</text:p>
              </text:list-item>
              <text:list-item>
                <text:p>No duplication</text:p>
              </text:list-item>
              <text:list-item>
                <text:p>Fewest el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Game Of Lif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funden 1979 von Mathematiker John Conway</text:p>
                <text:p/>
              </text:list-item>
              <text:list-item>
                <text:p>Rundenbasiertes Brettspiel</text:p>
              </text:list-item>
              <text:list-item>
                <text:p>Einzig Eingabe: Startbelegung des Spielbretts</text:p>
                <text:p/>
              </text:list-item>
              <text:list-item>
                <text:p>Vier Regeln nach denen Zustand der nächsten Runde berechnet wi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hnenschre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fmerksamkeit! Code Löschen! Retro!<text:line-break/></text:p>
              </text:list-item>
            </text:list>
            <text:p><text:span text:style-name="T6"/></text:p>
            <text:p><text:span text:style-name="T6"/></text:p>
            <text:p><text:span text:style-name="T6">Von Georgethewriter (Own work) [CC BY-SA 3.0 (http://creativecommons.org/licenses/by-sa/3.0)], via Wikimedia Commons:</text:span><text:span text:style-name="T6"><text:line-break/></text:span><text:span text:style-name="T6">https://commons.wikimedia.org/wiki/File%3ARooster_crowing.og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in Constra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fgabe kennenler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Metho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 Methode</text:p>
                <text:list>
                  <text:list-item>
                    <text:p>nur eine Einruecktiefe </text:p>
                  </text:list-item>
                  <text:list-item>
                    <text:p>nicht mehr als drei Zeilen</text:p>
                  </text:list-item>
                </text:list>
              </text:list-item>
              <text:list-item>
                <text:p>Gesetz von Demet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>
          <draw:text-box>
            <text:p>Alle primitiven Datentypen kapsel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ine primitiven Datentypen als Rückgabewerte</text:p>
              </text:list-item>
              <text:list-item>
                <text:p>Keine primitiven Datentypen als Parameter </text:p>
              </text:list-item>
              <text:list-item>
                <text:p>d. h. Domänen-Objekte verwenden:</text:p>
                <text:list>
                  <text:list-item>
                    <text:p>Geburtstag(int, int, int)<text:line-break/>vs<text:line-break/>Geburtstag(Day, Month, Year) bzw. Geburtstag(Da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7">Mute Ping Pong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DD mit eingeschränkter Kommunikation: reden nicht erlaubt!</text:p>
              </text:list-item>
              <text:list-item>
                <text:p>Fragen zur Benutzung der IDE sind erlaub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use</text:p>
          </draw:text-box>
        </draw:frame>
        <draw:frame presentation:style-name="pr5" draw:text-style-name="P7" draw:layer="layout" svg:width="25.199cm" svg:height="1.286cm" svg:x="1.4cm" svg:y="9.857cm" presentation:class="outline" presentation:user-transformed="true">
          <draw:text-box>
            <text:list text:style-name="L2">
              <text:list-header>
                <text:p text:style-name="P6"><text:span text:style-name="T3">bis 11:45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>
          <draw:text-box>
            <text:p>Object Calisthen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ur eine Einrückungstiefe pro Methode</text:p>
              </text:list-item>
              <text:list-item>
                <text:p>kein else benutzen</text:p>
              </text:list-item>
              <text:list-item>
                <text:p>alle primitiven Datentypen in Domänenobjekten wrappen</text:p>
              </text:list-item>
              <text:list-item>
                <text:p>nur ein Punkt pro Zeile (d. h. keine „Train Wrecks“)</text:p>
              </text:list-item>
              <text:list-item>
                <text:p>alle Elemente klein halten</text:p>
              </text:list-item>
              <text:list-item>
                <text:p>maximal zwei Instanzvariablen pro Klasse</text:p>
              </text:list-item>
              <text:list-item>
                <text:p>keine Abkürzungen in Bezeichnern verwenden</text:p>
              </text:list-item>
              <text:list-item>
                <text:p>first-class Collections</text:p>
              </text:list-item>
              <text:list-item>
                <text:p>keine Getter und Se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ttagspause</text:p>
          </draw:text-box>
        </draw:frame>
        <draw:frame presentation:style-name="pr5" draw:text-style-name="P7" draw:layer="layout" svg:width="25.199cm" svg:height="1.286cm" svg:x="1.4cm" svg:y="9.857cm" presentation:class="outline" presentation:user-transformed="true">
          <draw:text-box>
            <text:list text:style-name="L2">
              <text:list-header>
                <text:p text:style-name="P6"><text:span text:style-name="T3">bis 13:25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by 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chritt muss nach 2 Minuten abgeschlossen sind; sonst: Änderung rückgängig machen, auf letzten sauberen Stand zurückrollen</text:p>
              </text:list-item>
              <text:list-item>
                <text:p>einen roten Test schreiben</text:p>
                <text:list>
                  <text:list-item>
                    <text:p>Test innerhalb der Zeit grün → Schritt abgeschlossen → Commit</text:p>
                  </text:list-item>
                  <text:list-item>
                    <text:p>Test innerhalb der Zeit nicht grün → Schritt gescheitert → Revert</text:p>
                  </text:list-item>
                </text:list>
              </text:list-item>
              <text:list-item>
                <text:p>Refactoring</text:p>
                <text:list>
                  <text:list-item>
                    <text:p>abgeschlossen in Zeit → Schritt abgeschlossen → Commit</text:p>
                  </text:list-item>
                  <text:list-item>
                    <text:p>nicht abgeschlossen → Schritt gescheitert → Revert</text:p>
                  </text:list-item>
                </text:list>
              </text:list-item>
              <text:list-item>
                <text:p>Cheatsheet: Stand zurückrollen:<text:line-break/>git clean -fd &amp;&amp; git checkout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by 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nduhr starten (2 min.)</text:p>
              </text:list-item>
              <text:list-item>
                <text:p>einen roten Test schreiben</text:p>
                <text:list>
                  <text:list-item>
                    <text:p>Test innerhalb der Zeit grün \o/, Commit</text:p>
                  </text:list-item>
                  <text:list-item>
                    <text:p>Test rot :-(, revert</text:p>
                  </text:list-item>
                </text:list>
              </text:list-item>
              <text:list-item>
                <text:p>Refactoring</text:p>
                <text:list>
                  <text:list-item>
                    <text:p>abgeschlossen in Zeit \o/, Commit</text:p>
                  </text:list-item>
                  <text:list-item>
                    <text:p>nicht abgeschlossen :-(, revert</text:p>
                  </text:list-item>
                </text:list>
              </text:list-item>
              <text:list-item>
                <text:p>Cheatsheet: „git clean -fd &amp; git checkout .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use</text:p>
          </draw:text-box>
        </draw:frame>
        <draw:frame presentation:style-name="pr5" draw:text-style-name="P7" draw:layer="layout" svg:width="25.199cm" svg:height="1.286cm" svg:x="1.4cm" svg:y="9.857cm" presentation:class="outline" presentation:user-transformed="true">
          <draw:text-box>
            <text:list text:style-name="L2">
              <text:list-header>
                <text:p text:style-name="P6"><text:span text:style-name="T3">bis 14:4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DD-Variante bewusst wähl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schiedene TDD-Varianten:</text:p>
                <text:list>
                  <text:list-item>
                    <text:p>Fake</text:p>
                  </text:list-item>
                  <text:list-item>
                    <text:p>Triangulierung</text:p>
                  </text:list-item>
                  <text:list-item>
                    <text:p><text:span text:style-name="T7">Obvious</text:span> Implementation</text:p>
                  </text:list-item>
                  <text:list-item>
                    <text:p>Mock</text:p>
                  </text:list-item>
                </text:list>
              </text:list-item>
              <text:list-item>
                <text:p>für jeden Test soll vorher die Variante festgeleg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7">BDD/Akzeptanztestgetriebe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sts sollen in der Sprache der Domäne formuliert sein</text:p>
                <text:p/>
              </text:list-item>
              <text:list-item>
                <text:p>„technische Tests“ sind verbo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>alle public Interfaces müssen dokumentiert werden!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pfront Desig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uerst die Struktur bzw. Hergehensweise diskutieren</text:p>
              </text:list-item>
              <text:list-item>
                <text:p>z. B. auf Papier Klassen und hier Zusammenspiel skizzieren</text:p>
              </text:list-item>
              <text:list-item>
                <text:p>Dann testgetrieben entwickel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ck's Inbo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ede Idee (Testfall, Refactoring) wird auf einen Zettel als Aufgabe erfasst</text:p>
              </text:list-item>
              <text:list-item>
                <text:p>Aufgaben werden priorisiert</text:p>
              </text:list-item>
              <text:list-item>
                <text:p>erledigte Aufgaben streichen</text:p>
              </text:list-item>
              <text:list-item>
                <text:p>u.a. in „Test Driven Development: By Example“ von Kent Beck beschrieb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side-In TD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lung startet mit einem roten Akzeptanz- bzw. Integrationstest (äußere TDD-Schleife)</text:p>
              </text:list-item>
              <text:list-item>
                <text:p>Schreibe Code/Test für einzelne Komponenten (innere TDD-Schleife)</text:p>
              </text:list-item>
              <text:list-item>
                <text:p>Wenn Akzeptanztest grün ist, ist das Feature fertig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sing Circl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Light1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 Light1" fo:font-family="'Ubuntu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buntu Light1" fo:font-family="'Ubuntu Ligh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buntu Light1" fo:font-family="'Ubuntu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buntu Light1" fo:font-family="'Ubuntu Ligh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buntu Light1" fo:font-family="'Ubuntu Ligh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 Light1" fo:font-family="'Ubuntu Light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9T18:21:40.143467015</meta:creation-date>
    <meta:editing-duration>PT15H26M3S</meta:editing-duration>
    <meta:editing-cycles>112</meta:editing-cycles>
    <dc:date>2017-02-14T19:02:18.262225484</dc:date>
    <meta:generator>LibreOffice/4.3.3.2$Linux_X86_64 LibreOffice_project/430m0$Build-2</meta:generator>
    <meta:document-statistic meta:object-count="117"/>
  </office:meta>
</office:document-meta>
</file>